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42753" officeooo:paragraph-rsid="00042753"/>
    </style:style>
    <style:style style:name="P3" style:family="paragraph" style:parent-style-name="Standard">
      <style:text-properties officeooo:paragraph-rsid="00042753"/>
    </style:style>
    <style:style style:name="P4" style:family="paragraph" style:parent-style-name="Standard">
      <style:text-properties officeooo:rsid="0005d2ec" officeooo:paragraph-rsid="0005d2ec"/>
    </style:style>
    <style:style style:name="P5" style:family="paragraph" style:parent-style-name="Standard">
      <style:text-properties officeooo:paragraph-rsid="0005d2ec"/>
    </style:style>
    <style:style style:name="P6" style:family="paragraph" style:parent-style-name="Standard">
      <style:text-properties officeooo:paragraph-rsid="00075199"/>
    </style:style>
    <style:style style:name="P7" style:family="paragraph" style:parent-style-name="Standard">
      <style:text-properties officeooo:rsid="00075199" officeooo:paragraph-rsid="00075199"/>
    </style:style>
    <style:style style:name="T1" style:family="text">
      <style:text-properties officeooo:rsid="00042753"/>
    </style:style>
    <style:style style:name="T2" style:family="text">
      <style:text-properties officeooo:rsid="0005d2ec"/>
    </style:style>
    <style:style style:name="T3" style:family="text">
      <style:text-properties officeooo:rsid="00075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cho</text:p>
      <text:p text:style-name="Standard"/>
      <text:p text:style-name="Standard"/>
      <text:p text:style-name="P2">Press Banca</text:p>
      <text:p text:style-name="P2">Press banca en multipower</text:p>
      <text:p text:style-name="P2">Press plano con mancuernas</text:p>
      <text:p text:style-name="P2">Press inclinado barra libre</text:p>
      <text:p text:style-name="P2">Press inclinado con mancuernas</text:p>
      <text:p text:style-name="P2">Press inclinado en multipower</text:p>
      <text:p text:style-name="P3">Fondos en paralelas</text:p>
      <text:p text:style-name="P3"><text:span text:style-name="T1">Fondos en máquina</text:span> </text:p>
      <text:p text:style-name="P3">Aperturas con mancuernas</text:p>
      <text:p text:style-name="P3">Aperturas con mancuernas</text:p>
      <text:p text:style-name="P3"><text:span text:style-name="T1">Aperturas con poleas</text:span></text:p>
      <text:p text:style-name="P2">Aperturas en Peck Deck</text:p>
      <text:p text:style-name="P2">Press de pecho en máquina</text:p>
      <text:p text:style-name="P2">Flexiones</text:p>
      <text:p text:style-name="P2"/>
      <text:p text:style-name="Standard"/>
      <text:p text:style-name="Standard"/>
      <text:p text:style-name="P1">Espalda</text:p>
      <text:p text:style-name="Standard"><text:tab/></text:p>
      <text:p text:style-name="P4">Peso muerto</text:p>
      <text:p text:style-name="P4">Dominadas</text:p>
      <text:p text:style-name="P4">Remo con barra</text:p>
      <text:p text:style-name="P4">Remo con mancuernas</text:p>
      <text:p text:style-name="P4">Jalón al pecho abierto</text:p>
      <text:p text:style-name="P5"><text:span text:style-name="T2">Jalón al pecho cerrado</text:span></text:p>
      <text:p text:style-name="Standard"><text:span text:style-name="T2">P</text:span>ull over polea</text:p>
      <text:p text:style-name="P4">Remo dorian</text:p>
      <text:p text:style-name="P4">Remo en punta</text:p>
      <text:p text:style-name="Standard">Remo gironda <text:span text:style-name="T2">cerrado</text:span></text:p>
      <text:p text:style-name="Standard">Remo girond<text:span text:style-name="T2">a abierto agarre neutro</text:span></text:p>
      <text:p text:style-name="Standard">Hiperextensiones </text:p>
      <text:p text:style-name="Standard">Remo en banco inclinado con mancuerna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Biceps</text:p>
      <text:p text:style-name="Standard"/>
      <text:p text:style-name="Standard"/>
      <text:p text:style-name="Standard">Curl con barra <text:span text:style-name="T3">recta</text:span></text:p>
      <text:p text:style-name="Standard">Curl con mancuernas </text:p>
      <text:p text:style-name="Standard">Curl <text:span text:style-name="T3">mancuernas banco inclinado</text:span> </text:p>
      <text:p text:style-name="Standard">Curl martillo </text:p>
      <text:p text:style-name="Standard">Curl predicador</text:p>
      <text:p text:style-name="Standard">Curl con barra <text:span text:style-name="T3">Z</text:span></text:p>
      <text:p text:style-name="Standard">Curl <text:span text:style-name="T3">martillo con</text:span> cuerda en polea </text:p>
      <text:p text:style-name="P6">Curl en polea</text:p>
      <text:p text:style-name="P7">Curl araña</text:p>
      <text:p text:style-name="Standard"/>
      <text:p text:style-name="Standard"/>
      <text:p text:style-name="Standard"/>
      <text:p text:style-name="Standard"/>
      <text:p text:style-name="P1">Triceps</text:p>
      <text:p text:style-name="Standard"/>
      <text:p text:style-name="Standard">Fondos <text:span text:style-name="T3">cerrados</text:span></text:p>
      <text:p text:style-name="Standard">Extensiones de tríceps con cuerda en polea alta </text:p>
      <text:p text:style-name="P6">Extensiones de tríceps con <text:span text:style-name="T3">barra</text:span> en polea alta</text:p>
      <text:p text:style-name="Standard">Press de banca con agarre cerrado </text:p>
      <text:p text:style-name="P7">Press france</text:p>
      <text:p text:style-name="P7"/>
      <text:p text:style-name="Standard"/>
      <text:p text:style-name="Standard"/>
      <text:p text:style-name="Standard"/>
      <text:p text:style-name="Standard"/>
      <text:p text:style-name="Standard">Hombros</text:p>
      <text:p text:style-name="Standard">Abdominales</text:p>
      <text:p text:style-name="Standard">Cuadriceps</text:p>
      <text:p text:style-name="Standard">Isquios</text:p>
      <text:p text:style-name="Standard">Gluteo</text:p>
      <text:p text:style-name="Standard">Gemel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8:56:36.481000000</meta:creation-date>
    <dc:date>2024-11-22T19:29:31.446000000</dc:date>
    <meta:editing-duration>PT22M40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2" meta:word-count="153" meta:character-count="958" meta:non-whitespace-character-count="846"/>
  </office:meta>
</office:document-meta>
</file>